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color="#008000" draw:fill="solid" draw:fill-color="#94bd5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c0c0c0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1" style:family="graphic" style:parent-style-name="standard">
      <style:graphic-properties svg:stroke-color="#008000" draw:marker-end="Arrow" draw:textarea-horizontal-align="center" draw:textarea-vertical-align="middle"/>
    </style:style>
    <style:style style:name="gr12" style:family="graphic" style:parent-style-name="standard">
      <style:graphic-properties svg:stroke-width="0.1cm" svg:stroke-color="#ff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4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8" style:family="paragraph">
      <style:paragraph-properties fo:text-align="center"/>
    </style:style>
    <style:style style:name="P9" style:family="paragraph">
      <style:text-properties fo:font-family="'Comic Sans MS'" style:font-family-generic="script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family="Purisa" style:font-pitch="variable" fo:font-size="12pt" fo:font-weight="bold"/>
    </style:style>
    <style:style style:name="T3" style:family="text">
      <style:text-properties fo:font-family="Purisa" style:font-pitch="variable" fo:font-weight="bold"/>
    </style:style>
    <style:style style:name="T4" style:family="text">
      <style:text-properties fo:font-size="10pt"/>
    </style:style>
    <style:style style:name="T5" style:family="text">
      <style:text-properties fo:font-family="Purisa" style:font-pitch="variable" fo:font-size="12pt" fo:font-weight="bold"/>
    </style:style>
    <style:style style:name="T6" style:family="text">
      <style:text-properties fo:font-family="'Comic Sans MS'" style:font-family-generic="script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51cm" svg:height="1.673cm" svg:x="9.594cm" svg:y="9.996cm">
          <draw:text-box>
            <text:p text:style-name="P1"><text:span text:style-name="T1">Epot</text:span></text:p>
            <text:p text:style-name="P1"><text:span text:style-name="T1">ebs</text:span></text:p>
            <text:p text:style-name="P1"><text:span text:style-name="T1">ecoul</text:span></text:p>
          </draw:text-box>
        </draw:frame>
        <draw:g>
          <draw:frame draw:style-name="gr2" draw:text-style-name="P3" draw:id="id1" draw:layer="layout" svg:width="4.498cm" svg:height="0.747cm" svg:x="1.586cm" svg:y="3.213cm">
            <draw:text-box>
              <text:p text:style-name="P1"><text:span text:style-name="T2">ASE.ListOfAtoms</text:span></text:p>
            </draw:text-box>
          </draw:frame>
          <draw:frame draw:style-name="gr3" draw:layer="layout" svg:width="1.185cm" svg:height="0.42cm" svg:x="3.231cm" svg:y="2.60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4" draw:text-style-name="P4" draw:id="id2" draw:layer="layout" svg:width="4.143cm" svg:height="1cm" svg:x="6.727cm" svg:y="9.036cm">
          <draw:text-box>
            <text:p text:style-name="P1"><text:span text:style-name="T3">Calculator</text:span></text:p>
          </draw:text-box>
        </draw:frame>
        <draw:custom-shape draw:style-name="gr5" draw:text-style-name="P6" draw:layer="layout" svg:width="2.5cm" svg:height="0.5cm" svg:x="1cm" svg:y="18.5cm">
          <text:p text:style-name="P5"><text:span text:style-name="T4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.183cm" svg:height="0.747cm" svg:x="1cm" svg:y="19.107cm">
          <draw:text-box>
            <text:p text:style-name="P1"><text:span text:style-name="T5">Python</text:span></text:p>
          </draw:text-box>
        </draw:frame>
        <draw:frame draw:style-name="gr7" draw:text-style-name="P4" draw:id="id9" draw:layer="layout" svg:width="6.12cm" svg:height="1cm" svg:x="15.131cm" svg:y="14.972cm">
          <draw:text-box>
            <text:p text:style-name="P1"><text:span text:style-name="T3">MatrixElements</text:span></text:p>
          </draw:text-box>
        </draw:frame>
        <draw:frame draw:style-name="gr8" draw:text-style-name="P4" draw:id="id11" draw:layer="layout" svg:width="4cm" svg:height="1cm" svg:x="3.129cm" svg:y="11.613cm">
          <draw:text-box>
            <text:p text:style-name="P1"><text:span text:style-name="T3">Elements</text:span></text:p>
          </draw:text-box>
        </draw:frame>
        <draw:frame draw:style-name="gr7" draw:text-style-name="P4" draw:id="id6" draw:layer="layout" svg:width="6.027cm" svg:height="1cm" svg:x="20.489cm" svg:y="6.386cm">
          <draw:text-box>
            <text:p text:style-name="P1"><text:span text:style-name="T3">WFPropagation</text:span></text:p>
          </draw:text-box>
        </draw:frame>
        <draw:frame draw:style-name="gr7" draw:text-style-name="P4" draw:id="id5" draw:layer="layout" svg:width="6.251cm" svg:height="1cm" svg:x="19.937cm" svg:y="4.362cm">
          <draw:text-box>
            <text:p text:style-name="P1"><text:span text:style-name="T3">SurfaceHopping</text:span></text:p>
          </draw:text-box>
        </draw:frame>
        <draw:frame draw:style-name="gr7" draw:text-style-name="P4" draw:id="id7" draw:layer="layout" svg:width="5.5cm" svg:height="1cm" svg:x="20.681cm" svg:y="8.137cm">
          <draw:text-box>
            <text:p text:style-name="P1"><text:span text:style-name="T3">Occupations</text:span></text:p>
          </draw:text-box>
        </draw:frame>
        <draw:frame draw:style-name="gr7" draw:text-style-name="P4" draw:id="id10" draw:layer="layout" svg:width="7.25cm" svg:height="1cm" svg:x="15.025cm" svg:y="17.456cm">
          <draw:text-box>
            <text:p text:style-name="P1"><text:span text:style-name="T3">RepulsivePotential</text:span></text:p>
          </draw:text-box>
        </draw:frame>
        <draw:frame draw:style-name="gr9" draw:text-style-name="P4" draw:id="id3" draw:layer="layout" svg:width="3.5cm" svg:height="1cm" svg:x="12.612cm" svg:y="7.135cm">
          <draw:text-box>
            <text:p text:style-name="P1"><text:span text:style-name="T3">States</text:span></text:p>
          </draw:text-box>
        </draw:frame>
        <draw:frame draw:style-name="gr9" draw:text-style-name="P4" draw:id="id8" draw:layer="layout" svg:width="3.588cm" svg:height="1cm" svg:x="14.434cm" svg:y="12.181cm">
          <draw:text-box>
            <text:p text:style-name="P1"><text:span text:style-name="T3">Matrices</text:span></text:p>
          </draw:text-box>
        </draw:frame>
        <draw:frame draw:style-name="gr10" draw:text-style-name="P4" draw:id="id4" draw:layer="layout" svg:width="5cm" svg:height="1cm" svg:x="18.862cm" svg:y="1.87cm">
          <draw:text-box>
            <text:p text:style-name="P1"><text:span text:style-name="T3">EigenSolver</text:span></text:p>
          </draw:text-box>
        </draw:frame>
        <draw:connector draw:style-name="gr11" draw:text-style-name="P8" draw:layer="layout" draw:type="curve" svg:x1="3.835cm" svg:y1="3.96cm" svg:x2="6.727cm" svg:y2="9.536cm" draw:start-shape="id1" draw:start-glue-point="2" draw:end-shape="id2" draw:end-glue-point="3">
          <text:p text:style-name="P1"/>
        </draw:connector>
        <draw:connector draw:style-name="gr11" draw:text-style-name="P8" draw:layer="layout" draw:type="curve" svg:x1="16.112cm" svg:y1="7.635cm" svg:x2="18.862cm" svg:y2="2.37cm" draw:start-shape="id3" draw:start-glue-point="1" draw:end-shape="id4" draw:end-glue-point="3">
          <text:p text:style-name="P1"/>
        </draw:connector>
        <draw:connector draw:style-name="gr11" draw:text-style-name="P8" draw:layer="layout" draw:type="curve" svg:x1="16.112cm" svg:y1="7.635cm" svg:x2="19.937cm" svg:y2="4.862cm" draw:start-shape="id3" draw:start-glue-point="1" draw:end-shape="id5" draw:end-glue-point="3">
          <text:p text:style-name="P1"/>
        </draw:connector>
        <draw:connector draw:style-name="gr11" draw:text-style-name="P8" draw:layer="layout" draw:type="curve" svg:x1="16.112cm" svg:y1="7.635cm" svg:x2="20.489cm" svg:y2="6.886cm" draw:start-shape="id3" draw:start-glue-point="1" draw:end-shape="id6" draw:end-glue-point="3">
          <text:p text:style-name="P1"/>
        </draw:connector>
        <draw:connector draw:style-name="gr11" draw:text-style-name="P8" draw:layer="layout" draw:type="curve" svg:x1="16.112cm" svg:y1="7.635cm" svg:x2="20.681cm" svg:y2="8.637cm" draw:start-shape="id3" draw:start-glue-point="1" draw:end-shape="id7">
          <text:p text:style-name="P1"/>
        </draw:connector>
        <draw:connector draw:style-name="gr11" draw:text-style-name="P8" draw:layer="layout" draw:type="curve" svg:x1="16.228cm" svg:y1="13.181cm" svg:x2="18.191cm" svg:y2="14.972cm" draw:start-shape="id8" draw:start-glue-point="2" draw:end-shape="id9">
          <text:p text:style-name="P1"/>
        </draw:connector>
        <draw:connector draw:style-name="gr11" draw:text-style-name="P8" draw:layer="layout" draw:type="curve" svg:x1="10.87cm" svg:y1="9.536cm" svg:x2="14.434cm" svg:y2="12.681cm" draw:start-shape="id2" draw:start-glue-point="1" draw:end-shape="id8" draw:end-glue-point="3">
          <text:p text:style-name="P1"/>
        </draw:connector>
        <draw:connector draw:style-name="gr11" draw:text-style-name="P8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1" draw:text-style-name="P8" draw:layer="layout" draw:type="curve" svg:x1="10.87cm" svg:y1="9.536cm" svg:x2="15.025cm" svg:y2="17.956cm" draw:start-shape="id2" draw:end-shape="id10" draw:end-glue-point="3">
          <text:p text:style-name="P1"/>
        </draw:connector>
        <draw:connector draw:style-name="gr11" draw:text-style-name="P8" draw:layer="layout" draw:type="curve" svg:x1="5.129cm" svg:y1="12.613cm" svg:x2="6.15cm" svg:y2="14.907cm" draw:start-shape="id11" draw:start-glue-point="2" draw:end-shape="id12" draw:end-glue-point="0">
          <text:p text:style-name="P1"/>
        </draw:connector>
        <draw:connector draw:style-name="gr11" draw:text-style-name="P8" draw:layer="layout" draw:type="curve" svg:x1="8.798cm" svg:y1="10.036cm" svg:x2="7.129cm" svg:y2="12.113cm" draw:start-shape="id2" draw:start-glue-point="2" draw:end-shape="id11" draw:end-glue-point="1">
          <text:p text:style-name="P1"/>
        </draw:connector>
        <draw:g draw:id="id12">
          <draw:frame draw:style-name="gr9" draw:text-style-name="P4" draw:layer="layout" svg:width="3.5cm" svg:height="1cm" svg:x="4.579cm" svg:y="15.436cm">
            <draw:text-box>
              <text:p text:style-name="P1"><text:span text:style-name="T3">Element</text:span></text:p>
            </draw:text-box>
          </draw:frame>
          <draw:frame draw:style-name="gr9" draw:text-style-name="P4" draw:layer="layout" svg:width="3.5cm" svg:height="1cm" svg:x="4.414cm" svg:y="15.156cm">
            <draw:text-box>
              <text:p text:style-name="P1"><text:span text:style-name="T3">Element</text:span></text:p>
            </draw:text-box>
          </draw:frame>
          <draw:frame draw:style-name="gr9" draw:text-style-name="P4" draw:layer="layout" svg:width="3.5cm" svg:height="1cm" svg:x="4.221cm" svg:y="14.907cm">
            <draw:text-box>
              <text:p text:style-name="P1"><text:span text:style-name="T3">Element</text:span></text:p>
            </draw:text-box>
          </draw:frame>
        </draw:g>
        <draw:frame draw:style-name="gr1" draw:text-style-name="P9" draw:layer="layout" svg:width="2.97cm" svg:height="1.428cm" svg:x="25.55cm" svg:y="18.356cm">
          <draw:text-box>
            <text:p text:style-name="P1"><text:span text:style-name="T6">hotbit</text:span></text:p>
          </draw:text-box>
        </draw:frame>
        <draw:line draw:style-name="gr12" draw:text-style-name="P8" draw:layer="layout" svg:x1="25.823cm" svg:y1="19.181cm" svg:x2="25.104cm" svg:y2="19.179cm">
          <text:p text:style-name="P1"/>
        </draw:line>
        <draw:line draw:style-name="gr12" draw:text-style-name="P8" draw:layer="layout" svg:x1="25.744cm" svg:y1="19.348cm" svg:x2="24.87cm" svg:y2="19.348cm">
          <text:p text:style-name="P1"/>
        </draw:line>
        <draw:line draw:style-name="gr12" draw:text-style-name="P8" draw:layer="layout" svg:x1="25.878cm" svg:y1="18.998cm" svg:x2="25.273cm" svg:y2="18.998cm">
          <text:p text:style-name="P1"/>
        </draw:line>
        <draw:line draw:style-name="gr12" draw:text-style-name="P8" draw:layer="layout" svg:x1="25.959cm" svg:y1="18.817cm" svg:x2="25.444cm" svg:y2="18.817cm">
          <text:p text:style-name="P1"/>
        </draw:line>
        <draw:connector draw:style-name="gr11" draw:text-style-name="P8" draw:layer="layout" draw:type="curve" svg:x1="23.062cm" svg:y1="4.362cm" svg:x2="21.362cm" svg:y2="2.87cm" draw:start-shape="id5" draw:start-glue-point="0" draw:end-shape="id4" draw:end-glue-point="2">
          <text:p text:style-name="P1"/>
        </draw:connector>
        <draw:connector draw:style-name="gr11" draw:text-style-name="P8" draw:layer="layout" draw:type="curve" svg:x1="26.516cm" svg:y1="6.886cm" svg:x2="23.862cm" svg:y2="2.37cm" draw:start-shape="id6" draw:start-glue-point="1" draw:end-shape="id4" draw:end-glue-point="1">
          <text:p text:style-name="P1"/>
        </draw:connector>
        <draw:frame draw:style-name="gr7" draw:text-style-name="P4" draw:id="id13" draw:layer="layout" svg:width="5.5cm" svg:height="1cm" svg:x="6.822cm" svg:y="3.472cm">
          <draw:text-box>
            <text:p text:style-name="P4">Environment</text:p>
          </draw:text-box>
        </draw:frame>
        <draw:frame draw:style-name="gr1" draw:text-style-name="P2" draw:layer="layout" svg:width="5.129cm" svg:height="2.147cm" svg:x="4.217cm" svg:y="16.73cm">
          <draw:text-box>
            <text:p text:style-name="P1"><text:span text:style-name="T1">Read/write .elm files</text:span></text:p>
            <text:p text:style-name="P1"><text:span text:style-name="T1">plot wf's (if present)</text:span></text:p>
            <text:p text:style-name="P1"><text:span text:style-name="T1">get_max_l,get_nstates</text:span></text:p>
            <text:p text:style-name="P1"><text:span text:style-name="T1">comments (frauenh,r0,..)</text:span></text:p>
          </draw:text-box>
        </draw:frame>
        <draw:frame draw:style-name="gr1" draw:text-style-name="P2" draw:layer="layout" svg:width="6.522cm" svg:height="1.673cm" svg:x="3.032cm" svg:y="12.652cm">
          <draw:text-box>
            <text:p text:style-name="P1"><text:span text:style-name="T1">get_reference_energy</text:span></text:p>
            <text:p text:style-name="P1"><text:span text:style-name="T1">dipole moment, E_atoms</text:span></text:p>
            <text:p text:style-name="P1"><text:span text:style-name="T1">writes atoms.dat, read elements</text:span></text:p>
          </draw:text-box>
        </draw:frame>
        <draw:frame draw:style-name="gr1" draw:text-style-name="P2" draw:layer="layout" svg:width="8.088cm" svg:height="1.199cm" svg:x="15.076cm" svg:y="16.069cm">
          <draw:text-box>
            <text:p text:style-name="P1"><text:span text:style-name="T1">SlaKo rules</text:span></text:p>
            <text:p text:style-name="P1"><text:span text:style-name="T1">H,S blocks=get..., read tables, transform</text:span></text:p>
          </draw:text-box>
        </draw:frame>
        <draw:frame draw:style-name="gr1" draw:text-style-name="P2" draw:layer="layout" svg:width="3.249cm" svg:height="0.725cm" svg:x="14.172cm" svg:y="13.248cm">
          <draw:text-box>
            <text:p text:style-name="P1"><text:span text:style-name="T1">H,S, Setup HS</text:span></text:p>
          </draw:text-box>
        </draw:frame>
        <draw:frame draw:style-name="gr7" draw:text-style-name="P4" draw:layer="layout" svg:width="8.266cm" svg:height="1cm" svg:x="14.174cm" svg:y="9.661cm">
          <draw:text-box>
            <text:p text:style-name="P1"><text:span text:style-name="T3">ElectrostaticPotential</text:span></text:p>
          </draw:text-box>
        </draw:frame>
        <draw:frame draw:style-name="gr1" draw:text-style-name="P2" draw:layer="layout" svg:width="9.151cm" svg:height="1.199cm" svg:x="14.222cm" svg:y="10.805cm">
          <draw:text-box>
            <text:p text:style-name="P1"><text:span text:style-name="T1">phi(r) (from gamma or wave functions)</text:span></text:p>
            <text:p text:style-name="P1"><text:span text:style-name="T1">construct h1, plot phi, gamma phi_tb (internal)</text:span></text:p>
          </draw:text-box>
        </draw:frame>
        <draw:frame draw:style-name="gr1" draw:text-style-name="P2" draw:layer="layout" svg:width="7.284cm" svg:height="1.673cm" svg:x="14.91cm" svg:y="18.467cm">
          <draw:text-box>
            <text:p text:style-name="P1"><text:span text:style-name="T1">Plot, integrate v'rep, parameter repr.</text:span></text:p>
            <text:p text:style-name="P1"><text:span text:style-name="T1">Fitting, knows versions and pprint</text:span></text:p>
            <text:p text:style-name="P1"><text:span text:style-name="T1">read .par tables</text:span></text:p>
          </draw:text-box>
        </draw:frame>
        <draw:frame draw:style-name="gr1" draw:text-style-name="P11" draw:layer="layout" svg:width="3.787cm" svg:height="6.555cm" svg:x="12.44cm" svg:y="1cm">
          <draw:text-box>
            <text:p text:style-name="P10"><text:span text:style-name="T7">Analysis:</text:span></text:p>
            <text:p text:style-name="P10"><text:span text:style-name="T7">check orthonorm.</text:span></text:p>
            <text:p text:style-name="P10"><text:span text:style-name="T7">Overlap &lt;phi|psi&gt;</text:span></text:p>
            <text:p text:style-name="P10"><text:span text:style-name="T7">Ylm</text:span></text:p>
            <text:p text:style-name="P10"><text:span text:style-name="T7">optical</text:span></text:p>
            <text:p text:style-name="P10"><text:span text:style-name="T7">dipole elements</text:span></text:p>
            <text:p text:style-name="P10"><text:span text:style-name="T7">E_covalent</text:span></text:p>
            <text:p text:style-name="P10"><text:span text:style-name="T7">hybridization</text:span></text:p>
            <text:p text:style-name="P10"><text:span text:style-name="T7">partial DOS</text:span></text:p>
            <text:p text:style-name="P10"><text:span text:style-name="T7">bonding</text:span></text:p>
            <text:p text:style-name="P10"><text:span text:style-name="T7">density matrix</text:span></text:p>
            <text:p text:style-name="P10"><text:span text:style-name="T7">read, write wf</text:span></text:p>
            <text:p text:style-name="P10"><text:span text:style-name="T7">plot wf</text:span></text:p>
            <text:p text:style-name="P10"><text:span text:style-name="T7">Mulliken, mulliken_tq</text:span></text:p>
            <text:p text:style-name="P10"><text:span text:style-name="T7">idensify states</text:span></text:p>
            <text:p text:style-name="P10"><text:span text:style-name="T7"/></text:p>
          </draw:text-box>
        </draw:frame>
        <draw:frame draw:style-name="gr1" draw:text-style-name="P2" draw:layer="layout" svg:width="5.65cm" svg:height="0.725cm" svg:x="17.998cm" svg:y="16.069cm">
          <draw:text-box>
            <text:p text:style-name="P1"><text:span text:style-name="T1">Compatible with Elements?</text:span></text:p>
          </draw:text-box>
        </draw:frame>
        <draw:frame draw:style-name="gr1" draw:text-style-name="P2" draw:layer="layout" svg:width="3.258cm" svg:height="2.147cm" svg:x="6.734cm" svg:y="4.598cm">
          <draw:text-box>
            <text:p text:style-name="P1"><text:span text:style-name="T1">time,dt,td_dt</text:span></text:p>
            <text:p text:style-name="P1"><text:span text:style-name="T1">EM-field</text:span></text:p>
            <text:p text:style-name="P1"><text:span text:style-name="T1">laser envelope</text:span></text:p>
            <text:p text:style-name="P1"><text:span text:style-name="T1">output E-field</text:span></text:p>
          </draw:text-box>
        </draw:frame>
        <draw:connector draw:style-name="gr11" draw:text-style-name="P8" draw:layer="layout" draw:type="curve" svg:x1="8.798cm" svg:y1="9.036cm" svg:x2="9.572cm" svg:y2="4.472cm" draw:start-shape="id2" draw:start-glue-point="0" draw:end-shape="id13" draw:end-glue-point="2">
          <text:p text:style-name="P1"/>
        </draw:connector>
        <draw:frame draw:style-name="gr1" draw:text-style-name="P2" draw:layer="layout" svg:width="1.179cm" svg:height="0.725cm" svg:x="8.231cm" svg:y="7.243cm">
          <draw:text-box>
            <text:p text:style-name="P12"><text:span text:style-name="T1">env</text:span></text:p>
          </draw:text-box>
        </draw:frame>
        <draw:frame draw:style-name="gr1" draw:text-style-name="P2" draw:layer="layout" svg:width="1.179cm" svg:height="0.725cm" svg:x="7.885cm" svg:y="10.799cm">
          <draw:text-box>
            <text:p text:style-name="P12"><text:span text:style-name="T1">env</text:span></text:p>
          </draw:text-box>
        </draw:frame>
        <draw:frame draw:style-name="gr1" draw:text-style-name="P2" draw:layer="layout" svg:width="1.213cm" svg:height="0.725cm" svg:x="12.481cm" svg:y="10.77cm">
          <draw:text-box>
            <text:p text:style-name="P1"><text:span text:style-name="T1">mat</text:span></text:p>
          </draw:text-box>
        </draw:frame>
        <draw:frame draw:style-name="gr1" draw:text-style-name="P11" draw:layer="layout" svg:width="4.117cm" svg:height="1.039cm" svg:x="24.374cm" svg:y="1.283cm">
          <draw:text-box>
            <text:p text:style-name="P1"><text:span text:style-name="T7">Anderson</text:span></text:p>
            <text:p text:style-name="P1"><text:span text:style-name="T7">guess dq, solve, out dq</text:span></text:p>
          </draw:text-box>
        </draw:frame>
        <draw:frame draw:style-name="gr1" draw:text-style-name="P11" draw:layer="layout" svg:width="2.06cm" svg:height="1.827cm" svg:x="26.379cm" svg:y="4.008cm">
          <draw:text-box>
            <text:p text:style-name="P10"><text:span text:style-name="T7">Verify hop</text:span></text:p>
            <text:p text:style-name="P10"><text:span text:style-name="T7">try hops</text:span></text:p>
            <text:p text:style-name="P10"><text:span text:style-name="T7">hop coeff</text:span></text:p>
            <text:p text:style-name="P10"><text:span text:style-name="T7">out nac</text:span></text:p>
          </draw:text-box>
        </draw:frame>
        <draw:frame draw:style-name="gr1" draw:text-style-name="P11" draw:layer="layout" svg:width="2.627cm" svg:height="0.645cm" svg:x="26.073cm" svg:y="7.377cm">
          <draw:text-box>
            <text:p text:style-name="P10"><text:span text:style-name="T7">propagate_wf</text:span></text:p>
          </draw:text-box>
        </draw:frame>
        <draw:frame draw:style-name="gr1" draw:text-style-name="P11" draw:layer="layout" svg:width="3.203cm" svg:height="2.615cm" svg:x="25.176cm" svg:y="9.433cm">
          <draw:text-box>
            <text:p text:style-name="P1"><text:span text:style-name="T7">Highest occupied</text:span></text:p>
            <text:p text:style-name="P1"><text:span text:style-name="T7">memory occu</text:span></text:p>
            <text:p text:style-name="P1"><text:span text:style-name="T7">occu_history </text:span></text:p>
            <text:p text:style-name="P1"><text:span text:style-name="T7">out occu</text:span></text:p>
            <text:p text:style-name="P1"><text:span text:style-name="T7">fermi_occu</text:span></text:p>
            <text:p text:style-name="P1"><text:span text:style-name="T7">solve_mu</text:span></text:p>
          </draw:text-box>
        </draw:frame>
        <draw:custom-shape draw:style-name="gr13" draw:text-style-name="P6" draw:layer="layout" svg:width="2.5cm" svg:height="0.559cm" svg:x="1cm" svg:y="17.826cm">
          <text:p text:style-name="P5"><text:span text:style-name="T4">C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8-03-11T09:40:06</dc:date>
    <meta:editing-cycles>21</meta:editing-cycles>
    <meta:editing-duration>PT5H34M5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